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 style:list-style-name="WWNum1">
      <loext:graphic-properties draw:fill="none" draw:fill-color="#ffffff"/>
      <style:paragraph-properties fo:margin-left="2.54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 style:list-style-name="WWNum1">
      <loext:graphic-properties draw:fill="solid" draw:fill-color="#81d41a" draw:opacity="100%"/>
      <style:paragraph-properties fo:margin-left="2.54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background-color="#81d41a" fo:padding="0cm" fo:border="none" style:shadow="none" fo:keep-with-next="auto" style:join-border="false"/>
    </style:style>
    <style:style style:name="P5" style:family="paragraph" style:parent-style-name="normal" style:list-style-name="WWNum1">
      <loext:graphic-properties draw:fill="solid" draw:fill-color="#ff4000" draw:opacity="100%"/>
      <style:paragraph-properties fo:margin-left="2.54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background-color="#ff4000" fo:padding="0cm" fo:border="none" style:shadow="none" fo:keep-with-next="auto" style:join-border="false"/>
    </style:style>
    <style:style style:name="P6" style:family="paragraph" style:parent-style-name="normal" style:list-style-name="WWNum1">
      <loext:graphic-properties draw:fill="none" draw:fill-color="#ffffff"/>
      <style:paragraph-properties fo:margin-left="2.54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 fo:padding="0cm" fo:border="none" style:shadow="none" style:join-border="false"/>
    </style:style>
    <style:style style:name="P7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 fo:padding="0cm" fo:border="none" style:shadow="none" style:join-border="false"/>
    </style:style>
    <style:style style:name="P8" style:family="paragraph" style:parent-style-name="normal">
      <loext:graphic-properties draw:fill="none" draw:fill-color="#ffffff"/>
      <style:paragraph-properties fo:margin-left="2.54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 fo:padding="0cm" fo:border="none" style:shadow="none" style:join-border="false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entury Gothic" fo:font-size="10pt" style:font-name-asian="Century Gothic1" style:font-size-asian="10pt" style:font-name-complex="Century Gothic1" style:font-size-complex="10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normal">
      <style:paragraph-properties fo:margin-top="0cm" fo:margin-bottom="0cm" style:contextual-spacing="false" fo:line-height="100%"/>
    </style:style>
    <style:style style:name="P12" style:family="paragraph" style:parent-style-name="normal" style:list-style-name="WWNum1">
      <loext:graphic-properties draw:fill="none" draw:fill-color="#ffffff"/>
      <style:paragraph-properties fo:margin-left="2.54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 fo:padding="0cm" fo:border="none" style:shadow="none" style:join-border="false"/>
      <style:text-properties officeooo:rsid="001b42bc" officeooo:paragraph-rsid="001b42bc"/>
    </style:style>
    <style:style style:name="P13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 fo:padding="0cm" fo:border="none" style:shadow="none" style:join-border="false"/>
      <style:text-properties officeooo:rsid="001b42bc" officeooo:paragraph-rsid="001b42bc"/>
    </style:style>
    <style:style style:name="P14" style:family="paragraph" style:parent-style-name="normal">
      <style:paragraph-properties fo:margin-left="0cm" fo:margin-right="0cm" fo:text-align="justify" style:justify-single-word="false" fo:text-indent="0cm" style:auto-text-indent="false"/>
      <style:text-properties officeooo:rsid="001b42bc" officeooo:paragraph-rsid="001b42bc"/>
    </style:style>
    <style:style style:name="T1" style:family="text">
      <style:text-properties style:font-name="Century Gothic" fo:font-size="10pt" fo:font-weight="bold" style:font-name-asian="Century Gothic1" style:font-size-asian="10pt" style:font-weight-asian="bold" style:font-name-complex="Century Gothic1" style:font-size-complex="10pt"/>
    </style:style>
    <style:style style:name="T2" style:family="text">
      <style:text-properties style:font-name="Century Gothic" style:font-name-asian="Century Gothic1" style:font-name-complex="Century Gothic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0pt" fo:font-style="normal" style:text-underline-style="none" fo:font-weight="normal" fo:background-color="transparent" loext:char-shading-value="0" style:font-name-asian="Century Gothic1" style:font-size-asian="10pt" style:font-style-asian="normal" style:font-weight-asian="normal" style:font-name-complex="Century Gothic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0pt" fo:font-style="normal" style:text-underline-style="none" fo:font-weight="normal" officeooo:rsid="001b42bc" fo:background-color="transparent" loext:char-shading-value="0" style:font-name-asian="Century Gothic1" style:font-size-asian="10pt" style:font-style-asian="normal" style:font-weight-asian="normal" style:font-name-complex="Century Gothic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0pt" fo:font-style="normal" fo:background-color="transparent" loext:char-shading-value="0" style:font-name-asian="Century Gothic1" style:font-size-asian="10pt" style:font-style-asian="normal" style:font-name-complex="Century Gothic1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1pt" fo:font-style="normal" style:text-underline-style="none" fo:font-weight="normal" fo:background-color="transparent" loext:char-shading-value="0" style:font-name-asian="Century Gothic1" style:font-size-asian="11pt" style:font-style-asian="normal" style:font-weight-asian="normal" style:font-name-complex="Century Gothic1" style:font-size-complex="11pt"/>
    </style:style>
    <style:style style:name="T7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 CONTRATO DE TRABALLO</text:span></text:p>
      <text:p text:style-name="P9"/>
      <text:list xml:id="list3019215126" text:style-name="WWNum1">
        <text:list-item>
          <text:p text:style-name="P2"><text:span text:style-name="T3">Indica se as seguintes persoas poderían celebrar un contrato de traballo:</text:span></text:p>
          <text:list>
            <text:list-item>
              <text:p text:style-name="P4"><text:span text:style-name="T3">Un xove de 20 anos de nacionalidad francesa.</text:span><text:span text:style-name="T4"> </text:span></text:p>
            </text:list-item>
            <text:list-item>
              <text:p text:style-name="P5"><text:span text:style-name="T3">Un xove de 15 anos que vai ser contratado como camareiro nun restaurante.</text:span></text:p>
            </text:list-item>
            <text:list-item>
              <text:p text:style-name="P4"><text:span text:style-name="T3">Unha xove de 17 anos emancipada que vai ser contratada como dependenta nunha tenda de moda.</text:span></text:p>
            </text:list-item>
            <text:list-item>
              <text:p text:style-name="P5"><text:span text:style-name="T3">Un xove de 16 anos que vive cos seus pais e vai ser contratado, aínda que os seus pais non lle deron o seu consentemento, como mozo de lamacén nunha gran superficie.</text:span></text:p>
            </text:list-item>
            <text:list-item>
              <text:p text:style-name="P4"><text:span text:style-name="T3">Rafael, de 16 anos, que vive nun apartamento de alquiler co consentemento dos seus pais e vai ser contratado nun centro de ocio infantil.</text:span></text:p>
              <text:p text:style-name="P6"><text:span text:style-name="T3"/></text:p>
            </text:list-item>
          </text:list>
        </text:list-item>
        <text:list-item>
          <text:p text:style-name="P2"><text:span text:style-name="T3">Leo Castro, de 17 anos e </text:span><text:span text:style-name="T4">é </text:span><text:span text:style-name="T3">mancipado legalmente, foi contratado como auxiliar administrativo. A empresa ten unha enorme acumulación de traballo, debido á campaña de recadación do imposto sobre a renta, e pídelle que realice, unha vez finalizada a súa xornada, dúas horas extraordinarias ata que remate a campaña.</text:span></text:p>
          <text:list>
            <text:list-item>
              <text:p text:style-name="P3"><text:span text:style-name="T3">Ten Leo capacidade para asinar válidamente o contrato de traballo? Por que?</text:span></text:p>
              <text:p text:style-name="P12"><text:span text:style-name="T3">Si por que ao ter 17 anos e estar mancipado legalmente pode ter un contrato de traballo</text:span></text:p>
            </text:list-item>
            <text:list-item>
              <text:p text:style-name="P3"><text:span text:style-name="T3">Pode realizar Leo as horas extra que lle solicita a empresa?</text:span></text:p>
              <text:p text:style-name="P12"><text:span text:style-name="T3">Non por que os menores de 18 anos non poden realizar horas extraordinarias comunes</text:span></text:p>
            </text:list-item>
            <text:list-item>
              <text:p text:style-name="P3"><text:span text:style-name="T3">Se Leo non estivese emancipado, podería asinar o contrato de traballo ou houbese precisado algún outro requisito?</text:span></text:p>
              <text:p text:style-name="P12"><text:span text:style-name="T3">Só podería se teñen a autorización do seu tutor legal.</text:span></text:p>
              <text:p text:style-name="P6"><text:span text:style-name="T3"/></text:p>
            </text:list-item>
          </text:list>
        </text:list-item>
        <text:list-item>
          <text:p text:style-name="P2"><text:span text:style-name="T3">Unha empresa de publicidade precisa contratar a unha menor de 12 anos para un spot publicitario durente os meses de verán. Nestas circunstancias, podería formalizarse un contrato? Que requisitos serían necesarios?</text:span></text:p>
          <text:p text:style-name="P7"><text:span text:style-name="T3"/></text:p>
          <text:p text:style-name="P13"><text:span text:style-name="T3">Poderíase formalizar un contrato temporal debido a que un anuncio no supone un peligro para su salud ni para su formación, sempre que teña autorización do seu tutor legal.</text:span></text:p>
          <text:p text:style-name="P7"><text:span text:style-name="T3"/></text:p>
        </text:list-item>
        <text:list-item>
          <text:p text:style-name="P2"><text:span text:style-name="T3">Indica para os seguintes casos qué elementos esencias do contrato non se cumplen:</text:span></text:p>
          <text:list>
            <text:list-item>
              <text:p text:style-name="P3"><text:span text:style-name="T3">Pedro, 20 anos, asina un contrato de traballo baixo ameazas e intimidación do empresario.</text:span></text:p>
              <text:p text:style-name="P12"><text:span text:style-name="T3">Non se cumpriria o elemento esencial de consentimiento, por que non asinaria o contrato de forma voluntaria</text:span></text:p>
            </text:list-item>
            <text:list-item>
              <text:p text:style-name="P3"><text:span text:style-name="T3">Un empresario, a cambio dunha cantidade de diñeiro, asina un contrato ficticio de traballo a un inmigrante que non vai realizar traballo algún na empresa ca única intención de lograr un permiso de traballo.</text:span></text:p>
              <text:p text:style-name="P12"><text:span text:style-name="T3">Non se cumplirian dous elementos esenciais, o obxecto e a causa</text:span></text:p>
            </text:list-item>
            <text:list-item>
              <text:p text:style-name="P3"><text:span text:style-name="T3">Luis, 17 anos de idade e emancipado, acaba de asinar un contrato de traballo como vixiante nocturno ca empresa DRACUL, SLU.</text:span></text:p>
              <text:p text:style-name="P12"><text:span text:style-name="T3">Se cumpren todos os elementos esenciais</text:span></text:p>
            </text:list-item>
          </text:list>
        </text:list-item>
      </text:list>
      <text:p text:style-name="P8"><text:span text:style-name="T3"/></text:p>
      <text:p text:style-name="P8"><text:span text:style-name="T3"/></text:p>
      <text:p text:style-name="P8"><text:span text:style-name="T3"/></text:p>
      <text:list xml:id="list115301584425941" text:continue-numbering="true" text:style-name="WWNum1">
        <text:list-item>
          <text:p text:style-name="P2"><text:soft-page-break/><text:span text:style-name="T3">Eva é enfermeira e leva traballando nun hospital privado dous meses. A empresa infórmalle de que non superou o período de proba. No contrato de Eva non aparece período de proba algún e o convenio colectivo aplicable establece un período de proba máximo de 5 meses. É correcta a actuación da empresa?</text:span></text:p>
        </text:list-item>
      </text:list>
      <text:p text:style-name="P14">Non é correcto debido a que as dúas partes do contrato de traballo non ó acordaron por escri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 fo:font-weight="normal" style:font-name-asian="Arial2" style:font-family-asian="Arial" style:font-family-generic-asian="system" style:font-pitch-asian="variable" style:font-weight-asian="normal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weight="normal" style:font-name-asian="Arial2" style:font-family-asian="Arial" style:font-family-generic-asian="system" style:font-pitch-asian="variable" style:font-weight-asian="normal" style:font-name-complex="Arial2" style:font-family-complex="Aria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/>
    </style:style>
    <style:style style:name="MT1" style:family="text">
      <style:text-properties style:font-name="Century Gothic" style:font-name-asian="Century Gothic1" style:font-name-complex="Century Gothic1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ctividade nº1</text:span></text:p>
      </style:header>
      <style:footer>
        <text:p text:style-name="MP2"><text:span text:style-name="MT2">RA2. CE2.3 Se han identificado los elelmentos esenciales de un contrato de trabajo</text:span></text:p>
        <text:p text:style-name="MP2"><text:span text:style-name="MT2">RA2. CE2.7 Se han valorado las medidas establecidas por la legislación para la conciliación de la vida laboral y familiar, y para la igualdad efectiva entre hombres y mujer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09T17:35:00</meta:creation-date>
    <meta:initial-creator>MaRieTa</meta:initial-creator>
    <dc:date>2022-12-02T11:53:00.421000000</dc:date>
    <meta:editing-duration>PT38M37S</meta:editing-duration>
    <meta:editing-cycles>1</meta:editing-cycles>
    <meta:document-statistic meta:table-count="0" meta:image-count="0" meta:object-count="0" meta:page-count="2" meta:paragraph-count="28" meta:word-count="545" meta:character-count="3177" meta:non-whitespace-character-count="2675"/>
    <meta:generator>LibreOffice/7.4.2.3$Windows_X86_64 LibreOffice_project/382eef1f22670f7f4118c8c2dd222ec7ad009daf</meta:generator>
  </office:meta>
</office:document-meta>
</file>